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1">Robin Heath Capstone User Stories</text:span></text:span></text:p>
      <text:p text:style-name="P1">Albuquerque Valley Harvest Project</text:p>
      <text:p text:style-name="Standard"><text:span text:style-name="Default_20_Paragraph_20_Font"><text:span text:style-name="T1"><text:line-break/></text:span></text:span>Project out of 200 weighted points*</text:p>
      <text:p text:style-name="Standard">Presentation out of 50 weighted points </text:p>
      <text:p text:style-name="Standard">Entity Relationship Diagram sent to and approved by instructors: 25 weighted points </text:p>
      <text:p text:style-name="Standard">Total: /275</text:p>
      <text:list xml:id="list2023769242" text:style-name="WWNum1">
        <text:list-item>
          <text:p text:style-name="P4"><text:span text:style-name="Default_20_Paragraph_20_Font"><text:span text:style-name="T1">Technologies:</text:span></text:span> MySql Databse, Python Django REST API backend, React.js frontend</text:p>
        </text:list-item>
      </text:list>
      <text:p text:style-name="List_20_Paragraph"><text:span text:style-name="Default_20_Paragraph_20_Font"><text:span text:style-name="T1">60 total user story points</text:span></text:span></text:p>
      <text:p text:style-name="Standard"><text:s text:c="6"/><text:span text:style-name="Default_20_Paragraph_20_Font"><text:span text:style-name="T1"><text:s/>Features:</text:span></text:span></text:p>
      <text:list xml:id="list124406687370351" text:continue-numbering="true" text:style-name="WWNum1">
        <text:list-item>
          <text:p text:style-name="P4">(5 points) As a user (admin, grower or buyer), I want to be able to register an account, login, and logout.</text:p>
        </text:list-item>
        <text:list-item>
          <text:p text:style-name="P4">(15 points) As an admin, I want to be able to update the calendar with market events including dates, locations, times and links to growers participating. (<text:a xlink:type="simple" xlink:href="https://www.googleapis.com/calendar/v3)" office:target-frame-name="_top" xlink:show="replace" text:style-name="Internet_20_link" text:visited-style-name="Visited_20_Internet_20_Link"><text:span text:style-name="Internet_20_link">https://www.googleapis.com/calendar/v3)</text:span></text:a></text:p>
        </text:list-item>
        <text:list-item>
          <text:p text:style-name="P4">(5 points) As a grower, I want to create a profile page including a short bio where buyers can leave reviews.</text:p>
        </text:list-item>
        <text:list-item>
          <text:p text:style-name="P4">(7.5 points) As a grower, I want to be able to upload pictures of my booth and products.</text:p>
        </text:list-item>
        <text:list-item>
          <text:p text:style-name="P4">(2.5 point) As a grower, I want to create a listing of a product to sell, including product name, price, description, and category.</text:p>
        </text:list-item>
        <text:list-item>
          <text:p text:style-name="P4">(5 points) As a buyer, I want to search/filter for products by name, seller or category and then see a list of available products to purchase.</text:p>
        </text:list-item>
        <text:list-item>
          <text:p text:style-name="P5">(10 points) As a buyer, I want to be able to find recipes using the products I buy. (<text:a xlink:type="simple" xlink:href="https://api.spoonacular.com/recipes/findByIngredients)" office:target-frame-name="_top" xlink:show="replace" text:style-name="Internet_20_link" text:visited-style-name="Visited_20_Internet_20_Link"><text:span text:style-name="Internet_20_link">https://api.spoonacular.com/recipes/findByIngredients)</text:span></text:a></text:p>
        </text:list-item>
        <text:list-item>
          <text:p text:style-name="P5">(2.5 points) As a buyer, I want to be able to leave a review for growers.</text:p>
        </text:list-item>
        <text:list-item>
          <text:p text:style-name="P5">(7.5 points) As a user (admin, grower, or seller), I want to be able to see the weather forecast for any given day. (<text:a xlink:type="simple" xlink:href="https://www.weatherapi.com/" office:target-frame-name="_top" xlink:show="replace" text:style-name="Internet_20_link" text:visited-style-name="Visited_20_Internet_20_Link"><text:span text:style-name="Internet_20_link">https://www.weatherapi.com)</text:span></text:a></text:p>
        </text:list-item>
      </text:list>
      <text:p text:style-name="List_20_Paragraph"/>
      <text:p text:style-name="List_20_Paragraph">Bonus<text:line-break/>-As a buyer, I want to search/filter for markets, results displayed using the calenda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Guest User</meta:initial-creator>
    <dc:creator>Nevin Seibel</dc:creator>
    <meta:creation-date>2021-05-24T17:22:00Z</meta:creation-date>
    <dc:date>2021-05-24T18:28:00Z</dc:date>
    <meta:editing-cycles>2</meta:editing-cycles>
    <meta:editing-duration>PT1860S</meta:editing-duration>
    <meta:document-statistic meta:table-count="0" meta:image-count="0" meta:object-count="0" meta:page-count="1" meta:paragraph-count="19" meta:word-count="271" meta:character-count="1588" meta:non-whitespace-character-count="1336"/>
    <meta:user-defined meta:name="AppVersion">16.0000</meta:user-defined>
    <meta:template xlink:type="simple" xlink:actuate="onRequest" xlink:title="" xlink:href="../../../Downloads/Submitted%20User%20Stories.odt/Normal.dotm"/>
  </office:meta>
</office:document-meta>
</file>